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472845800686628" calcext:value-type="float">
            <text:p>0.000472845800687</text:p>
          </table:table-cell>
          <table:table-cell office:value-type="float" office:value="0.000316887308144942" calcext:value-type="float">
            <text:p>0.00031688730814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75806051078372" calcext:value-type="float">
            <text:p>0.000675806051078</text:p>
          </table:table-cell>
          <table:table-cell office:value-type="float" office:value="0.000616130445940563" calcext:value-type="float">
            <text:p>0.00061613044594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53664160749087" calcext:value-type="float">
            <text:p>0.000536641607491</text:p>
          </table:table-cell>
          <table:table-cell office:value-type="float" office:value="0.000512918618579324" calcext:value-type="float">
            <text:p>0.00051291861857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584105572973688" calcext:value-type="float">
            <text:p>0.000584105572974</text:p>
          </table:table-cell>
          <table:table-cell office:value-type="float" office:value="0.000556030427105725" calcext:value-type="float">
            <text:p>0.00055603042710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0595337439638873" calcext:value-type="float">
            <text:p>0.000595337439639</text:p>
          </table:table-cell>
          <table:table-cell office:value-type="float" office:value="0.000535331608261913" calcext:value-type="float">
            <text:p>0.00053533160826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0.000369685420688862" calcext:value-type="float">
            <text:p>0.000369685420689</text:p>
          </table:table-cell>
          <table:table-cell table:style-name="ce2" office:value-type="float" office:value="0.000300807878375053" calcext:value-type="float">
            <text:p>0.0003008078783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7])" office:value-type="float" office:value="0.000369685420688862" calcext:value-type="float">
            <text:p>0.000369685420689</text:p>
          </table:table-cell>
          <table:table-cell table:style-name="Default" table:formula="of:=MIN([.G2:.G7])" office:value-type="float" office:value="0.000300807878375053" calcext:value-type="float">
            <text:p>0.000300807878375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7:37:41.094445988</dc:date>
    <meta:editing-duration>PT44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